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528in" fo:break-before="auto" style:use-optimal-row-height="true"/>
    </style:style>
    <style:style style:name="ro4" style:family="table-row">
      <style:table-row-properties style:row-height="0.1882in" fo:break-before="auto" style:use-optimal-row-height="true"/>
    </style:style>
    <style:style style:name="ro5" style:family="table-row">
      <style:table-row-properties style:row-height="0.6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1pt" fo:language="mk" fo:country="MK" style:font-name-asian="DejaVu Sans" style:font-size-asian="11pt" style:language-asian="ar" style:country-asian="SA" style:font-name-complex="Arial" style:font-size-complex="12pt" style:language-complex="none" style:country-complex="none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1pt" fo:language="mk" fo:country="MK" style:font-name-asian="DejaVu Sans" style:font-size-asian="11pt" style:language-asian="ar" style:country-asian="SA" style:font-name-complex="Arial" style:font-size-complex="12pt" style:language-complex="none" style:country-complex="non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language-complex="none" style:country-complex="none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1pt" style:font-name-asian="DejaVu Sans" style:font-size-asian="11pt" style:language-asian="ar" style:country-asian="SA" style:font-name-complex="Arial" style:font-size-complex="12pt" style:language-complex="none" style:country-complex="non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1pt" fo:language="mk" fo:country="MK" style:font-name-asian="DejaVu Sans" style:font-size-asian="11pt" style:language-asian="ar" style:country-asian="SA" style:font-name-complex="Arial" style:font-size-complex="12pt" style:language-complex="none" style:country-complex="none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 style:data-style-name="N3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3"/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 style:data-style-name="N3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1pt" fo:language="mk" fo:country="MK" style:font-name-asian="DejaVu Sans" style:font-size-asian="11pt" style:language-asian="ar" style:country-asian="SA" style:font-name-complex="Arial" style:font-size-complex="12pt" style:language-complex="none" style:country-complex="none" style:font-weight-complex="bold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1pt" fo:language="mk" fo:country="MK" style:font-name-asian="DejaVu Sans" style:font-size-asian="11pt" style:language-asian="ar" style:country-asian="SA" style:font-name-complex="Arial" style:font-size-complex="12pt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1pt" fo:language="mk" fo:country="MK" style:font-name-asian="DejaVu Sans" style:font-size-asian="11pt" style:language-asian="ar" style:country-asian="SA" style:font-name-complex="Arial" style:font-size-complex="12pt" style:language-complex="none" style:country-complex="none" style:font-weight-complex="bold"/>
    </style:style>
    <style:style style:name="ce22" style:family="table-cell" style:parent-style-name="Default" style:data-style-name="N3">
      <style:table-cell-properties fo:border="0.06pt solid #000000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4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5" style:family="table-cell" style:parent-style-name="Default" style:data-style-name="N3">
      <style:table-cell-properties fo:border="0.06pt solid #000000" style:vertical-align="middle"/>
    </style:style>
    <style:style style:name="T1" style:family="text">
      <style:text-properties style:font-size-complex="12pt" style:font-name="Arial" fo:font-size="11pt" fo:language="mk" fo:country="MK" style:language-asian="ar" style:country-asian="SA" style:font-name-asian="DejaVu Sans" style:font-name-complex="Arial" style:font-size-asian="11pt"/>
    </style:style>
    <style:style style:name="T2" style:family="text">
      <style:text-properties style:font-size-complex="12pt" style:font-name="Arial" fo:font-size="11pt" style:language-asian="ar" style:country-asian="SA" style:font-name-asian="DejaVu Sans" style:font-name-complex="Arial" style:font-size-asian="11pt" fo:language="en" fo:country="US" style:letter-kerning="false" style:use-window-font-color="true"/>
    </style:style>
    <style:style style:name="T3" style:family="text">
      <style:text-properties style:use-window-font-color="true" style:letter-kerning="false" fo:language="en" fo:country="US" style:language-asian="ar" style:country-asian="SA" style:font-name-asian="DejaVu Sans" style:font-name-complex="Arial" style:font-size-asian="11pt" style:font-size-complex="12pt"/>
    </style:style>
    <style:style style:name="T4" style:family="text">
      <style:text-properties style:use-window-font-color="true" style:letter-kerning="false" style:language-asian="ar" style:country-asian="SA" style:font-name-asian="DejaVu Sans" style:font-name-complex="Arial" style:font-size-asian="11pt" style:font-size-complex="12pt" fo:language="mk" fo:country="MK"/>
    </style:style>
    <style:style style:name="T5" style:family="text">
      <style:text-properties style:font-name-complex="Arial" style:font-size-asian="11pt" style:font-size-complex="12pt" style:font-name="Arial" fo:font-size="11pt" fo:language="mk" fo:country="MK" style:language-asian="ar" style:country-asian="SA" style:font-name-asian="DejaVu Sans"/>
    </style:style>
    <style:style style:name="T6" style:family="text">
      <style:text-properties style:font-name-complex="Arial" style:font-size-asian="11pt" style:font-size-complex="12pt" style:font-name="Arial" fo:font-size="11pt" style:language-asian="ar" style:country-asian="SA" style:font-name-asian="DejaVu Sans" style:use-window-font-color="true" style:letter-kerning="false" fo:language="en" fo:country="US"/>
    </style:style>
    <style:style style:name="T7" style:family="text">
      <style:text-properties style:font-name-complex="Arial" style:font-size-asian="11pt" style:font-size-complex="12pt" style:font-name="Arial" fo:font-size="11pt" style:language-asian="ar" style:country-asian="SA" style:font-name-asian="DejaVu Sans" style:use-window-font-color="true" style:letter-kerning="false" fo:language="mk" fo:country="MK"/>
    </style:style>
    <style:style style:name="T8" style:family="text">
      <style:text-properties style:use-window-font-color="true" style:font-name="Arial" fo:font-size="11pt" style:letter-kerning="false" fo:language="mk" fo:country="MK" style:language-asian="ar" style:country-asian="SA" style:font-name-asian="DejaVu Sans" style:font-name-complex="Arial" style:font-size-asian="11pt" style:font-size-complex="12pt"/>
    </style:style>
    <style:style style:name="T9" style:family="text">
      <style:text-properties style:font-name="Arial" fo:font-size="11pt" fo:language="mk" fo:country="MK" style:language-asian="ar" style:country-asian="SA" style:font-name-asian="DejaVu Sans" style:font-name-complex="Arial" style:font-size-asian="11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Задача 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Глава 9 задачи – Ристе Петров – 084129 - Финансии </text:p>
          </table:table-cell>
          <table:covered-table-cell table:number-columns-repeated="6"/>
        </table:table-row>
        <table:table-row table:style-name="ro1">
          <table:table-cell table:style-name="ce3" office:value-type="string" calcext:value-type="string" table:number-columns-spanned="7" table:number-rows-spanned="3">
            <text:p>Следниве податоци претставуваат резултат од бизнис актовнистотите на фирмата Алфа остварени во последниот месец: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2">
          <table:table-cell table:style-name="ce4" office:value-type="string" calcext:value-type="string" table:number-columns-spanned="3" table:number-rows-spanned="1">
            <text:p>Приходи од продажба</text:p>
          </table:table-cell>
          <table:covered-table-cell table:number-columns-repeated="2" table:style-name="ce10"/>
          <table:table-cell table:style-name="ce10" office:value-type="float" office:value="100000" calcext:value-type="float">
            <text:p>100000</text:p>
          </table:table-cell>
          <table:table-cell table:style-name="ce10" office:value-type="float" office:value="110000" calcext:value-type="float">
            <text:p>110000</text:p>
          </table:table-cell>
          <table:table-cell table:number-columns-repeated="2" table:style-name="ce10" office:value-type="float" office:value="100000" calcext:value-type="float">
            <text:p>100000</text:p>
          </table:table-cell>
        </table:table-row>
        <table:table-row table:style-name="ro2">
          <table:table-cell table:style-name="ce4" office:value-type="string" calcext:value-type="string" table:number-columns-spanned="3" table:number-rows-spanned="1">
            <text:p>Нето оперативна добивка</text:p>
          </table:table-cell>
          <table:covered-table-cell table:number-columns-repeated="2" table:style-name="ce10"/>
          <table:table-cell table:style-name="ce10" office:value-type="float" office:value="10000" calcext:value-type="float">
            <text:p>10000</text:p>
          </table:table-cell>
          <table:table-cell table:style-name="ce10" office:value-type="float" office:value="12000" calcext:value-type="float">
            <text:p>12000</text:p>
          </table:table-cell>
          <table:table-cell table:style-name="ce10" office:value-type="float" office:value="11000" calcext:value-type="float">
            <text:p>11000</text:p>
          </table:table-cell>
          <table:table-cell table:style-name="ce10" office:value-type="float" office:value="10000" calcext:value-type="float">
            <text:p>10000</text:p>
          </table:table-cell>
        </table:table-row>
        <table:table-row table:style-name="ro1">
          <table:table-cell table:style-name="ce5" office:value-type="string" calcext:value-type="string" table:number-columns-spanned="3" table:number-rows-spanned="1">
            <text:p>Просечно ангажирани средства</text:p>
          </table:table-cell>
          <table:covered-table-cell table:number-columns-repeated="2" table:style-name="ce10"/>
          <table:table-cell table:number-columns-repeated="3" table:style-name="ce10" office:value-type="float" office:value="50000" calcext:value-type="float">
            <text:p>50000</text:p>
          </table:table-cell>
          <table:table-cell table:style-name="ce10" office:value-type="float" office:value="40000" calcext:value-type="float">
            <text:p>400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string" office:string-value="Пресметајте:1) Стапка на рентабилност на вложувањата - поврат на инвестициите (ROI)?" calcext:value-type="string" table:number-columns-spanned="7" table:number-rows-spanned="2">
            <text:p><text:span text:style-name="T1">Пресметајте:</text:span><text:span text:style-name="T1"/><text:span text:style-name="T1">1) Стапка на рентабилност на вложувањата - поврат на инвестициите (</text:span><text:span text:style-name="T2">ROI)?</text:span>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7" table:number-rows-spanned="1">
            <text:p>Решение</text:p>
          </table:table-cell>
          <table:covered-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 table:number-columns-spanned="7" table:number-rows-spanned="2">
            <text:p>стапка на рентабилност = нето оперативна добивка/реализација х реализација/просечно ангажирани средства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style-name="ce8" office:value-type="string" calcext:value-type="string" table:number-columns-spanned="7" table:number-rows-spanned="2">
            <text:p><text:span text:style-name="T3">ROI=(10.000/100.000)</text:span><text:span text:style-name="T4">х(100.000/50.000)=0,1 х 2 = 20%</text:span>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 table:number-columns-spanned="7" table:number-rows-spanned="2">
            <text:p>2) Според второто барање пресметајте ја стапката на рентабилност на вложувањата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string" calcext:value-type="string" table:number-columns-spanned="7" table:number-rows-spanned="2">
            <text:p><text:span text:style-name="T5"> </text:span><text:span text:style-name="T6">ROI=</text:span><text:span text:style-name="T7">(12.000/110.000)х(110.000/50.000)=0,1091 х 2,2 = 0,2399=24%</text:span>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 table:number-columns-spanned="7" table:number-rows-spanned="2">
            <text:p>3) Според третото барање пресметајте ја стапката на рентабилност на вложувањата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style-name="ce8" office:value-type="string" calcext:value-type="string" table:number-columns-spanned="7" table:number-rows-spanned="2">
            <text:p><text:span text:style-name="T3">ROI=(</text:span><text:span text:style-name="T4">11.000/100.000)х(100.000/50.000)=0,11 х 2 = 0,22 = 22%</text:span>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 table:number-columns-spanned="7" table:number-rows-spanned="2">
            <text:p>4) Според четвртото барање пресметајте ја стапката на рентабилност на вложувањата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style-name="ce8" office:value-type="string" calcext:value-type="string" table:number-columns-spanned="7" table:number-rows-spanned="2">
            <text:p><text:span text:style-name="T3">ROI=(10.000/100.000)</text:span><text:span text:style-name="T4">х(100.000/40.000)=0,1 х 2,5 = 0,25 = 25%</text:span>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</table:table>
      <table:table table:name="Задача 3" table:style-name="ta1">
        <table:table-column table:style-name="co1" table:default-cell-style-name="ce11"/>
        <table:table-column table:style-name="co1" table:number-columns-repeated="3" table:default-cell-style-name="ce15"/>
        <table:table-column table:style-name="co1" table:default-cell-style-name="ce11"/>
        <table:table-column table:style-name="co1" table:number-columns-repeated="2" table:default-cell-style-name="ce15"/>
        <table:table-row table:style-name="ro1">
          <table:table-cell table:style-name="ce1" office:value-type="string" calcext:value-type="string" table:number-columns-spanned="7" table:number-rows-spanned="1">
            <text:p>Глава 9 задачи – Ристе Петров – 084129 - Финансии </text:p>
          </table:table-cell>
          <table:covered-table-cell table:number-columns-repeated="6" table:style-name="Default"/>
        </table:table-row>
        <table:table-row table:style-name="ro1">
          <table:table-cell table:style-name="ce3" office:value-type="string" calcext:value-type="string" table:number-columns-spanned="7" table:number-rows-spanned="3">
            <text:p>Да се изготви биланс на успех за профитен центар А и да се пресмета стапка на рентабилност на вложувања имајќи ги во предвид следниве податоци:</text:p>
          </table:table-cell>
          <table:covered-table-cell table:number-columns-repeated="6" table:style-name="Default"/>
        </table:table-row>
        <table:table-row table:style-name="ro1">
          <table:covered-table-cell table:number-columns-repeated="7" table:style-name="Default"/>
        </table:table-row>
        <table:table-row table:style-name="ro1">
          <table:covered-table-cell table:number-columns-repeated="7" table:style-name="Default"/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 calcext:value-type="string" table:number-columns-spanned="4" table:number-rows-spanned="1">
            <text:p>Варијабилни трошоци</text:p>
          </table:table-cell>
          <table:covered-table-cell table:number-columns-repeated="3"/>
          <table:table-cell office:value-type="float" office:value="3800000" calcext:value-type="float" table:number-columns-spanned="3" table:number-rows-spanned="1">
            <text:p>3,800,000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Општи фиксни трошоци на производство</text:p>
          </table:table-cell>
          <table:covered-table-cell table:number-columns-repeated="3"/>
          <table:table-cell office:value-type="float" office:value="700000" calcext:value-type="float" table:number-columns-spanned="3" table:number-rows-spanned="1">
            <text:p>700,000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Фиксни трошоци врз кои може да се влијае</text:p>
          </table:table-cell>
          <table:covered-table-cell table:number-columns-repeated="3"/>
          <table:table-cell office:value-type="float" office:value="900000" calcext:value-type="float" table:number-columns-spanned="3" table:number-rows-spanned="1">
            <text:p>900,000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Фиксни трошоци врз кои не може да се влијае</text:p>
          </table:table-cell>
          <table:covered-table-cell table:number-columns-repeated="3"/>
          <table:table-cell office:value-type="float" office:value="600000" calcext:value-type="float" table:number-columns-spanned="3" table:number-rows-spanned="1">
            <text:p>600,000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Реализација</text:p>
          </table:table-cell>
          <table:covered-table-cell table:number-columns-repeated="3"/>
          <table:table-cell office:value-type="float" office:value="6000000" calcext:value-type="float" table:number-columns-spanned="3" table:number-rows-spanned="1">
            <text:p>6,000,000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Данок на добивка</text:p>
          </table:table-cell>
          <table:covered-table-cell table:number-columns-repeated="3"/>
          <table:table-cell office:value-type="float" office:value="0.1" calcext:value-type="float" table:number-columns-spanned="3" table:number-rows-spanned="1">
            <text:p>0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Просечно ангажирани средства</text:p>
          </table:table-cell>
          <table:covered-table-cell table:number-columns-repeated="3"/>
          <table:table-cell office:value-type="float" office:value="900000" calcext:value-type="float" table:number-columns-spanned="3" table:number-rows-spanned="1">
            <text:p>900,000</text:p>
          </table:table-cell>
          <table:covered-table-cell table:number-columns-repeated="2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1" office:value-type="string" calcext:value-type="string" table:number-columns-spanned="7" table:number-rows-spanned="1">
            <text:p>Решение</text:p>
          </table:table-cell>
          <table:covered-table-cell table:number-columns-repeated="6" table:style-name="Default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1" office:value-type="string" calcext:value-type="string" table:number-columns-spanned="4" table:number-rows-spanned="1">
            <text:p>Реализација</text:p>
          </table:table-cell>
          <table:covered-table-cell table:number-columns-repeated="3" table:style-name="Default"/>
          <table:table-cell office:value-type="float" office:value="6000000" calcext:value-type="float" table:number-columns-spanned="3" table:number-rows-spanned="1">
            <text:p>6,000,000</text:p>
          </table:table-cell>
          <table:covered-table-cell table:number-columns-repeated="2" table:style-name="Default"/>
        </table:table-row>
        <table:table-row table:style-name="ro1">
          <table:table-cell office:value-type="string" calcext:value-type="string" table:number-columns-spanned="4" table:number-rows-spanned="1">
            <text:p>Варијабилни трошоци</text:p>
          </table:table-cell>
          <table:covered-table-cell table:number-columns-repeated="3"/>
          <table:table-cell office:value-type="float" office:value="3800000" calcext:value-type="float" table:number-columns-spanned="3" table:number-rows-spanned="1">
            <text:p>3,800,000</text:p>
          </table:table-cell>
          <table:covered-table-cell table:number-columns-repeated="2"/>
        </table:table-row>
        <table:table-row table:style-name="ro1">
          <table:table-cell table:style-name="ce12" office:value-type="string" calcext:value-type="string" table:number-columns-spanned="4" table:number-rows-spanned="1">
            <text:p>Остаток на реализација</text:p>
          </table:table-cell>
          <table:covered-table-cell table:number-columns-repeated="3" table:style-name="ce16"/>
          <table:table-cell table:style-name="ce12" table:formula="of:=[.E16]-[.E17]" office:value-type="float" office:value="2200000" calcext:value-type="float" table:number-columns-spanned="3" table:number-rows-spanned="1">
            <text:p>2,200,000</text:p>
          </table:table-cell>
          <table:covered-table-cell table:number-columns-repeated="2" table:style-name="ce16"/>
        </table:table-row>
        <table:table-row table:style-name="ro1">
          <table:table-cell office:value-type="string" calcext:value-type="string" table:number-columns-spanned="4" table:number-rows-spanned="1">
            <text:p>Фиксни трошоци врз кои може да се влијае</text:p>
          </table:table-cell>
          <table:covered-table-cell table:number-columns-repeated="3"/>
          <table:table-cell office:value-type="float" office:value="900000" calcext:value-type="float" table:number-columns-spanned="3" table:number-rows-spanned="1">
            <text:p>900,000</text:p>
          </table:table-cell>
          <table:covered-table-cell table:number-columns-repeated="2"/>
        </table:table-row>
        <table:table-row table:style-name="ro3">
          <table:table-cell table:style-name="ce13" office:value-type="string" calcext:value-type="string" table:number-columns-spanned="4" table:number-rows-spanned="1">
            <text:p>Добивка која може да се сметата како резултат на профитниот центар</text:p>
          </table:table-cell>
          <table:covered-table-cell table:number-columns-repeated="3" table:style-name="ce16"/>
          <table:table-cell table:style-name="ce12" table:formula="of:=[.E18]-[.E19]" office:value-type="float" office:value="1300000" calcext:value-type="float" table:number-columns-spanned="3" table:number-rows-spanned="1">
            <text:p>1,300,000</text:p>
          </table:table-cell>
          <table:covered-table-cell table:number-columns-repeated="2" table:style-name="ce16"/>
        </table:table-row>
        <table:table-row table:style-name="ro1">
          <table:table-cell office:value-type="string" calcext:value-type="string" table:number-columns-spanned="4" table:number-rows-spanned="1">
            <text:p>Фиксни трошоци врз кои не може да се влијае</text:p>
          </table:table-cell>
          <table:covered-table-cell table:number-columns-repeated="3"/>
          <table:table-cell office:value-type="float" office:value="600000" calcext:value-type="float" table:number-columns-spanned="3" table:number-rows-spanned="1">
            <text:p>600,000</text:p>
          </table:table-cell>
          <table:covered-table-cell table:number-columns-repeated="2"/>
        </table:table-row>
        <table:table-row table:style-name="ro1">
          <table:table-cell table:style-name="ce14" office:value-type="string" calcext:value-type="string" table:number-columns-spanned="4" table:number-rows-spanned="1">
            <text:p>Добивка како придонес на профитниот центар</text:p>
          </table:table-cell>
          <table:covered-table-cell table:number-columns-repeated="3" table:style-name="Default"/>
          <table:table-cell table:style-name="ce12" table:formula="of:=[.E20]-[.E21]" office:value-type="float" office:value="700000" calcext:value-type="float" table:number-columns-spanned="3" table:number-rows-spanned="1">
            <text:p>700,000</text:p>
          </table:table-cell>
          <table:covered-table-cell table:number-columns-repeated="2" table:style-name="Default"/>
        </table:table-row>
        <table:table-row table:style-name="ro1">
          <table:table-cell office:value-type="string" calcext:value-type="string" table:number-columns-spanned="4" table:number-rows-spanned="1">
            <text:p>Општи фиксни трошоци на производство</text:p>
          </table:table-cell>
          <table:covered-table-cell table:number-columns-repeated="3"/>
          <table:table-cell office:value-type="float" office:value="700000" calcext:value-type="float" table:number-columns-spanned="3" table:number-rows-spanned="1">
            <text:p>700,000</text:p>
          </table:table-cell>
          <table:covered-table-cell table:number-columns-repeated="2"/>
        </table:table-row>
        <table:table-row table:style-name="ro1">
          <table:table-cell table:style-name="ce14" office:value-type="string" calcext:value-type="string" table:number-columns-spanned="4" table:number-rows-spanned="1">
            <text:p>Добивка на претприатието пред даночење</text:p>
          </table:table-cell>
          <table:covered-table-cell table:number-columns-repeated="3" table:style-name="Default"/>
          <table:table-cell table:style-name="ce12" table:formula="of:=[.E22]-[.E23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</table:table-row>
        <table:table-row table:style-name="ro1">
          <table:table-cell table:style-name="ce1" office:value-type="string" calcext:value-type="string" table:number-columns-spanned="4" table:number-rows-spanned="1">
            <text:p>Данок на добивка 10%</text:p>
          </table:table-cell>
          <table:covered-table-cell table:number-columns-repeated="3" table:style-name="Default"/>
          <table:table-cell table:style-name="ce1" table:formula="of:=[.E24]*0.1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</table:table-row>
        <table:table-row table:style-name="ro1">
          <table:table-cell table:style-name="ce14" office:value-type="string" calcext:value-type="string" table:number-columns-spanned="4" table:number-rows-spanned="1">
            <text:p>Нето Добвика</text:p>
          </table:table-cell>
          <table:covered-table-cell table:number-columns-repeated="3" table:style-name="Default"/>
          <table:table-cell table:style-name="ce12" table:formula="of:=[.E24]-[.E25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1" office:value-type="string" calcext:value-type="string" table:number-columns-spanned="7" table:number-rows-spanned="2">
            <text:p>ROI = <text:span text:style-name="T8">(0/6.000.000)х(6.000.000/900.000)=0 х 6,6667 = 0 =0%</text:span></text:p>
          </table:table-cell>
          <table:covered-table-cell table:number-columns-repeated="6" table:style-name="Default"/>
        </table:table-row>
        <table:table-row table:style-name="ro1">
          <table:covered-table-cell table:number-columns-repeated="7" table:style-name="Default"/>
        </table:table-row>
      </table:table>
      <table:table table:name="Задача 5" table:style-name="ta1">
        <table:table-column table:style-name="co1" table:default-cell-style-name="ce17"/>
        <table:table-column table:style-name="co1" table:default-cell-style-name="ce22"/>
        <table:table-column table:style-name="co1" table:default-cell-style-name="ce24"/>
        <table:table-column table:style-name="co1" table:default-cell-style-name="ce17"/>
        <table:table-column table:style-name="co1" table:default-cell-style-name="ce25"/>
        <table:table-column table:style-name="co1" table:default-cell-style-name="ce17"/>
        <table:table-column table:style-name="co1" table:default-cell-style-name="ce25"/>
        <table:table-row table:style-name="ro1">
          <table:table-cell table:style-name="ce1" office:value-type="string" calcext:value-type="string" table:number-columns-spanned="7" table:number-rows-spanned="1">
            <text:p>Глава 9 задачи – Ристе Петров – 084129 - Финансии </text:p>
          </table:table-cell>
          <table:covered-table-cell table:number-columns-repeated="6" table:style-name="Default"/>
        </table:table-row>
        <table:table-row table:style-name="ro1">
          <table:table-cell table:style-name="ce3" office:value-type="string" calcext:value-type="string" table:number-columns-spanned="7" table:number-rows-spanned="3">
            <text:p>Персоналот на една адвокатска канцеларија го има сочинато следниот извештај во кој се прикажани резултатите на компанијата поделени во два главни сегменти - семејно право и деловно право:</text:p>
          </table:table-cell>
          <table:covered-table-cell table:number-columns-repeated="6" table:style-name="Default"/>
        </table:table-row>
        <table:table-row table:style-name="ro1">
          <table:covered-table-cell table:number-columns-repeated="7" table:style-name="Default"/>
        </table:table-row>
        <table:table-row table:style-name="ro1">
          <table:covered-table-cell table:number-columns-repeated="7" table:style-name="Default"/>
        </table:table-row>
        <table:table-row table:style-name="ro1">
          <table:table-cell table:style-name="ce5" office:value-type="string" calcext:value-type="string" table:number-columns-spanned="2" table:number-rows-spanned="1">
            <text:p>Ставка</text:p>
          </table:table-cell>
          <table:covered-table-cell table:style-name="ce10"/>
          <table:table-cell table:style-name="ce23" office:value-type="string" calcext:value-type="string">
            <text:p>Вкупно</text:p>
          </table:table-cell>
          <table:table-cell table:style-name="ce5" office:value-type="string" calcext:value-type="string" table:number-columns-spanned="2" table:number-rows-spanned="1">
            <text:p>Семејно право</text:p>
          </table:table-cell>
          <table:covered-table-cell table:style-name="ce10"/>
          <table:table-cell table:style-name="ce5" office:value-type="string" calcext:value-type="string" table:number-columns-spanned="2" table:number-rows-spanned="1">
            <text:p>Деловно право</text:p>
          </table:table-cell>
          <table:covered-table-cell table:style-name="ce10"/>
        </table:table-row>
        <table:table-row table:style-name="ro1">
          <table:table-cell office:value-type="string" calcext:value-type="string" table:number-columns-spanned="2" table:number-rows-spanned="1">
            <text:p>Приходи од клиенти</text:p>
          </table:table-cell>
          <table:covered-table-cell/>
          <table:table-cell table:formula="of:=[.D6]+[.F6]" office:value-type="float" office:value="1000000" calcext:value-type="float">
            <text:p>1,000,000</text:p>
          </table:table-cell>
          <table:table-cell office:value-type="float" office:value="400000" calcext:value-type="float" table:number-columns-spanned="2" table:number-rows-spanned="1">
            <text:p>400,000</text:p>
          </table:table-cell>
          <table:covered-table-cell/>
          <table:table-cell office:value-type="float" office:value="600000" calcext:value-type="float" table:number-columns-spanned="2" table:number-rows-spanned="1">
            <text:p>600,000</text:p>
          </table:table-cell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Варијабилни трошоци</text:p>
          </table:table-cell>
          <table:covered-table-cell/>
          <table:table-cell table:formula="of:=[.D7]+[.F7]" office:value-type="float" office:value="220000" calcext:value-type="float">
            <text:p>220,000</text:p>
          </table:table-cell>
          <table:table-cell office:value-type="float" office:value="100000" calcext:value-type="float" table:number-columns-spanned="2" table:number-rows-spanned="1">
            <text:p>100,000</text:p>
          </table:table-cell>
          <table:covered-table-cell/>
          <table:table-cell office:value-type="float" office:value="120000" calcext:value-type="float" table:number-columns-spanned="2" table:number-rows-spanned="1">
            <text:p>120,000</text:p>
          </table:table-cell>
          <table:covered-table-cell/>
        </table:table-row>
        <table:table-row table:style-name="ro4">
          <table:table-cell table:style-name="ce18" office:value-type="string" calcext:value-type="string" table:number-columns-spanned="2" table:number-rows-spanned="1">
            <text:p>Остаток од реализација</text:p>
          </table:table-cell>
          <table:covered-table-cell/>
          <table:table-cell table:formula="of:=[.D8]+[.F8]" office:value-type="float" office:value="780000" calcext:value-type="float">
            <text:p>780,000</text:p>
          </table:table-cell>
          <table:table-cell table:formula="of:=[.D6]-[.D7]" office:value-type="float" office:value="300000" calcext:value-type="float" table:number-columns-spanned="2" table:number-rows-spanned="1">
            <text:p>300,000</text:p>
          </table:table-cell>
          <table:covered-table-cell/>
          <table:table-cell table:formula="of:=[.F6]-[.F7]" office:value-type="float" office:value="480000" calcext:value-type="float" table:number-columns-spanned="2" table:number-rows-spanned="1">
            <text:p>480,000</text:p>
          </table:table-cell>
          <table:covered-table-cell/>
        </table:table-row>
        <table:table-row table:style-name="ro5">
          <table:table-cell table:style-name="ce18" office:value-type="string" calcext:value-type="string" table:number-columns-spanned="2" table:number-rows-spanned="1">
            <text:p>Фиксни трошоци кои можат да се одредат за кој сегмент се однесуваат</text:p>
          </table:table-cell>
          <table:covered-table-cell/>
          <table:table-cell table:formula="of:=[.D9]+[.F9]" office:value-type="float" office:value="670000" calcext:value-type="float">
            <text:p>670,000</text:p>
          </table:table-cell>
          <table:table-cell office:value-type="float" office:value="280000" calcext:value-type="float" table:number-columns-spanned="2" table:number-rows-spanned="1">
            <text:p>280,000</text:p>
          </table:table-cell>
          <table:covered-table-cell/>
          <table:table-cell office:value-type="float" office:value="390000" calcext:value-type="float" table:number-columns-spanned="2" table:number-rows-spanned="1">
            <text:p>390,000</text:p>
          </table:table-cell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Маржа на сегментот</text:p>
          </table:table-cell>
          <table:covered-table-cell/>
          <table:table-cell table:formula="of:=[.D10]+[.F10]" office:value-type="float" office:value="110000" calcext:value-type="float">
            <text:p>110,000</text:p>
          </table:table-cell>
          <table:table-cell table:formula="of:=[.D8]-[.D9]" office:value-type="float" office:value="20000" calcext:value-type="float" table:number-columns-spanned="2" table:number-rows-spanned="1">
            <text:p>20,000</text:p>
          </table:table-cell>
          <table:covered-table-cell/>
          <table:table-cell table:formula="of:=[.F8]-[.F9]" office:value-type="float" office:value="90000" calcext:value-type="float" table:number-columns-spanned="2" table:number-rows-spanned="1">
            <text:p>90,000</text:p>
          </table:table-cell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Општи фиксни трошоци</text:p>
          </table:table-cell>
          <table:covered-table-cell/>
          <table:table-cell table:formula="of:=[.D11]+[.F11]" office:value-type="float" office:value="60000" calcext:value-type="float">
            <text:p>60,000</text:p>
          </table:table-cell>
          <table:table-cell office:value-type="float" office:value="24000" calcext:value-type="float" table:number-columns-spanned="2" table:number-rows-spanned="1">
            <text:p>24,000</text:p>
          </table:table-cell>
          <table:covered-table-cell/>
          <table:table-cell office:value-type="float" office:value="36000" calcext:value-type="float" table:number-columns-spanned="2" table:number-rows-spanned="1">
            <text:p>36,000</text:p>
          </table:table-cell>
          <table:covered-table-cell/>
        </table:table-row>
        <table:table-row table:style-name="ro3">
          <table:table-cell table:style-name="ce18" office:value-type="string" calcext:value-type="string" table:number-columns-spanned="2" table:number-rows-spanned="1">
            <text:p>Нето оперативна добивка</text:p>
          </table:table-cell>
          <table:covered-table-cell/>
          <table:table-cell table:formula="of:=[.D12]+[.F12]" office:value-type="float" office:value="50000" calcext:value-type="float">
            <text:p>50,000</text:p>
          </table:table-cell>
          <table:table-cell table:formula="of:=[.D10]-[.D11]" office:value-type="float" office:value="-4000" calcext:value-type="float" table:number-columns-spanned="2" table:number-rows-spanned="1">
            <text:p>-4,000</text:p>
          </table:table-cell>
          <table:covered-table-cell/>
          <table:table-cell table:formula="of:=[.F10]-[.F11]" office:value-type="float" office:value="54000" calcext:value-type="float" table:number-columns-spanned="2" table:number-rows-spanned="1">
            <text:p>54,000</text:p>
          </table:table-cell>
          <table:covered-table-cell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7" office:value-type="string" calcext:value-type="string" table:number-columns-spanned="7" table:number-rows-spanned="7">
            <text:p>Сепак, извештајот не е сосема точен. Општите фиксни трошоци ако што се <text:span text:style-name="T8">платата на главниот менаџер, општите административни трошоци и трошоците за рекламирање на фирмата биле алоцирани на двата сегменти врз основа на приходите од клиентите.</text:span></text:p>
            <text:p><text:span text:style-name="T9">А. Сочинете го уште еднаш извештајот, елиминирајќи ја алокацијата на општите фиксни трошоци. Дали финансиски компанијата ќе се подобри доколку се укине сегментот семејно право?</text:span></text:p>
          </table:table-cell>
          <table:covered-table-cell table:number-columns-repeated="6" table:style-name="Default"/>
        </table:table-row>
        <table:table-row table:style-name="ro1">
          <table:covered-table-cell table:number-columns-repeated="7" table:style-name="Default"/>
        </table:table-row>
        <table:table-row table:style-name="ro1">
          <table:covered-table-cell table:number-columns-repeated="7" table:style-name="Default"/>
        </table:table-row>
        <table:table-row table:style-name="ro1">
          <table:covered-table-cell table:number-columns-repeated="7" table:style-name="Default"/>
        </table:table-row>
        <table:table-row table:style-name="ro1">
          <table:covered-table-cell table:number-columns-repeated="7" table:style-name="Default"/>
        </table:table-row>
        <table:table-row table:style-name="ro1">
          <table:covered-table-cell table:number-columns-repeated="7" table:style-name="Default"/>
        </table:table-row>
        <table:table-row table:style-name="ro1">
          <table:covered-table-cell table:number-columns-repeated="7" table:style-name="Default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5" office:value-type="string" calcext:value-type="string" table:number-columns-spanned="2" table:number-rows-spanned="1">
            <text:p>Ставка</text:p>
          </table:table-cell>
          <table:covered-table-cell table:style-name="ce10"/>
          <table:table-cell table:style-name="ce23" office:value-type="string" calcext:value-type="string">
            <text:p>Вкупно</text:p>
          </table:table-cell>
          <table:table-cell table:style-name="ce5" office:value-type="string" calcext:value-type="string" table:number-columns-spanned="2" table:number-rows-spanned="1">
            <text:p>Семејно право</text:p>
          </table:table-cell>
          <table:covered-table-cell table:style-name="ce10"/>
          <table:table-cell table:style-name="ce5" office:value-type="string" calcext:value-type="string" table:number-columns-spanned="2" table:number-rows-spanned="1">
            <text:p>Деловно право</text:p>
          </table:table-cell>
          <table:covered-table-cell table:style-name="ce10"/>
        </table:table-row>
        <table:table-row table:style-name="ro1">
          <table:table-cell office:value-type="string" calcext:value-type="string" table:number-columns-spanned="2" table:number-rows-spanned="1">
            <text:p>Приходи од клиенти</text:p>
          </table:table-cell>
          <table:covered-table-cell/>
          <table:table-cell table:formula="of:=[.D23]+[.F23]" office:value-type="float" office:value="1000000" calcext:value-type="float">
            <text:p>1,000,000</text:p>
          </table:table-cell>
          <table:table-cell office:value-type="float" office:value="400000" calcext:value-type="float" table:number-columns-spanned="2" table:number-rows-spanned="1">
            <text:p>400,000</text:p>
          </table:table-cell>
          <table:covered-table-cell/>
          <table:table-cell office:value-type="float" office:value="600000" calcext:value-type="float" table:number-columns-spanned="2" table:number-rows-spanned="1">
            <text:p>600,000</text:p>
          </table:table-cell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Варијабилни трошоци</text:p>
          </table:table-cell>
          <table:covered-table-cell/>
          <table:table-cell table:formula="of:=[.D24]+[.F24]" office:value-type="float" office:value="220000" calcext:value-type="float">
            <text:p>220,000</text:p>
          </table:table-cell>
          <table:table-cell office:value-type="float" office:value="100000" calcext:value-type="float" table:number-columns-spanned="2" table:number-rows-spanned="1">
            <text:p>100,000</text:p>
          </table:table-cell>
          <table:covered-table-cell/>
          <table:table-cell office:value-type="float" office:value="120000" calcext:value-type="float" table:number-columns-spanned="2" table:number-rows-spanned="1">
            <text:p>120,000</text:p>
          </table:table-cell>
          <table:covered-table-cell/>
        </table:table-row>
        <table:table-row table:style-name="ro4">
          <table:table-cell table:style-name="ce18" office:value-type="string" calcext:value-type="string" table:number-columns-spanned="2" table:number-rows-spanned="1">
            <text:p>Остаток од реализација</text:p>
          </table:table-cell>
          <table:covered-table-cell/>
          <table:table-cell table:formula="of:=[.D25]+[.F25]" office:value-type="float" office:value="780000" calcext:value-type="float">
            <text:p>780,000</text:p>
          </table:table-cell>
          <table:table-cell table:formula="of:=[.D23]-[.D24]" office:value-type="float" office:value="300000" calcext:value-type="float" table:number-columns-spanned="2" table:number-rows-spanned="1">
            <text:p>300,000</text:p>
          </table:table-cell>
          <table:covered-table-cell/>
          <table:table-cell table:formula="of:=[.F23]-[.F24]" office:value-type="float" office:value="480000" calcext:value-type="float" table:number-columns-spanned="2" table:number-rows-spanned="1">
            <text:p>480,000</text:p>
          </table:table-cell>
          <table:covered-table-cell/>
        </table:table-row>
        <table:table-row table:style-name="ro5">
          <table:table-cell table:style-name="ce18" office:value-type="string" calcext:value-type="string" table:number-columns-spanned="2" table:number-rows-spanned="1">
            <text:p>Фиксни трошоци кои можат да се одредат за кој сегмент се однесуваат</text:p>
          </table:table-cell>
          <table:covered-table-cell/>
          <table:table-cell table:formula="of:=[.D26]+[.F26]" office:value-type="float" office:value="670000" calcext:value-type="float">
            <text:p>670,000</text:p>
          </table:table-cell>
          <table:table-cell office:value-type="float" office:value="280000" calcext:value-type="float" table:number-columns-spanned="2" table:number-rows-spanned="1">
            <text:p>280,000</text:p>
          </table:table-cell>
          <table:covered-table-cell/>
          <table:table-cell office:value-type="float" office:value="390000" calcext:value-type="float" table:number-columns-spanned="2" table:number-rows-spanned="1">
            <text:p>390,000</text:p>
          </table:table-cell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Маржа на сегментот</text:p>
          </table:table-cell>
          <table:covered-table-cell/>
          <table:table-cell table:formula="of:=[.D27]+[.F27]" office:value-type="float" office:value="110000" calcext:value-type="float">
            <text:p>110,000</text:p>
          </table:table-cell>
          <table:table-cell table:formula="of:=[.D25]-[.D26]" office:value-type="float" office:value="20000" calcext:value-type="float" table:number-columns-spanned="2" table:number-rows-spanned="1">
            <text:p>20,000</text:p>
          </table:table-cell>
          <table:covered-table-cell/>
          <table:table-cell table:formula="of:=[.F25]-[.F26]" office:value-type="float" office:value="90000" calcext:value-type="float" table:number-columns-spanned="2" table:number-rows-spanned="1">
            <text:p>90,000</text:p>
          </table:table-cell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Општи фиксни трошоци</text:p>
          </table:table-cell>
          <table:covered-table-cell/>
          <table:table-cell table:formula="of:=[.D28]+[.F28]" office:value-type="float" office:value="0" calcext:value-type="float">
            <text:p>0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3">
          <table:table-cell table:style-name="ce18" office:value-type="string" calcext:value-type="string" table:number-columns-spanned="2" table:number-rows-spanned="1">
            <text:p>Нето оперативна добивка</text:p>
          </table:table-cell>
          <table:covered-table-cell/>
          <table:table-cell table:formula="of:=[.D29]+[.F29]" office:value-type="float" office:value="0" calcext:value-type="float">
            <text:p>0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5" office:value-type="string" calcext:value-type="string" table:number-columns-spanned="2" table:number-rows-spanned="1">
            <text:p>Ставка</text:p>
          </table:table-cell>
          <table:covered-table-cell table:style-name="ce10"/>
          <table:table-cell table:style-name="ce23" office:value-type="string" calcext:value-type="string">
            <text:p>Вкупно</text:p>
          </table:table-cell>
          <table:table-cell table:style-name="ce5" office:value-type="string" calcext:value-type="string" table:number-columns-spanned="2" table:number-rows-spanned="1">
            <text:p>Семејно право</text:p>
          </table:table-cell>
          <table:covered-table-cell table:style-name="ce10"/>
          <table:table-cell table:style-name="ce5" office:value-type="string" calcext:value-type="string" table:number-columns-spanned="2" table:number-rows-spanned="1">
            <text:p>Деловно право</text:p>
          </table:table-cell>
          <table:covered-table-cell table:style-name="ce10"/>
        </table:table-row>
        <table:table-row table:style-name="ro1">
          <table:table-cell office:value-type="string" calcext:value-type="string" table:number-columns-spanned="2" table:number-rows-spanned="1">
            <text:p>Приходи од клиенти</text:p>
          </table:table-cell>
          <table:covered-table-cell/>
          <table:table-cell table:formula="of:=[.D32]+[.F32]" office:value-type="float" office:value="600000" calcext:value-type="float">
            <text:p>600,000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600000" calcext:value-type="float" table:number-columns-spanned="2" table:number-rows-spanned="1">
            <text:p>600,000</text:p>
          </table:table-cell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Варијабилни трошоци</text:p>
          </table:table-cell>
          <table:covered-table-cell/>
          <table:table-cell table:formula="of:=[.D33]+[.F33]" office:value-type="float" office:value="120000" calcext:value-type="float">
            <text:p>120,000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120000" calcext:value-type="float" table:number-columns-spanned="2" table:number-rows-spanned="1">
            <text:p>120,000</text:p>
          </table:table-cell>
          <table:covered-table-cell/>
        </table:table-row>
        <table:table-row table:style-name="ro4">
          <table:table-cell table:style-name="ce18" office:value-type="string" calcext:value-type="string" table:number-columns-spanned="2" table:number-rows-spanned="1">
            <text:p>Остаток од реализација</text:p>
          </table:table-cell>
          <table:covered-table-cell/>
          <table:table-cell table:formula="of:=[.D34]+[.F34]" office:value-type="float" office:value="480000" calcext:value-type="float">
            <text:p>480,000</text:p>
          </table:table-cell>
          <table:table-cell table:formula="of:=[.D32]-[.D33]" office:value-type="float" office:value="0" calcext:value-type="float" table:number-columns-spanned="2" table:number-rows-spanned="1">
            <text:p>0</text:p>
          </table:table-cell>
          <table:covered-table-cell/>
          <table:table-cell table:formula="of:=[.F32]-[.F33]" office:value-type="float" office:value="480000" calcext:value-type="float" table:number-columns-spanned="2" table:number-rows-spanned="1">
            <text:p>480,000</text:p>
          </table:table-cell>
          <table:covered-table-cell/>
        </table:table-row>
        <table:table-row table:style-name="ro5">
          <table:table-cell table:style-name="ce18" office:value-type="string" calcext:value-type="string" table:number-columns-spanned="2" table:number-rows-spanned="1">
            <text:p>Фиксни трошоци кои можат да се одредат за кој сегмент се однесуваат</text:p>
          </table:table-cell>
          <table:covered-table-cell/>
          <table:table-cell table:formula="of:=[.D35]+[.F35]" office:value-type="float" office:value="390000" calcext:value-type="float">
            <text:p>390,000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390000" calcext:value-type="float" table:number-columns-spanned="2" table:number-rows-spanned="1">
            <text:p>390,000</text:p>
          </table:table-cell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Маржа на сегментот</text:p>
          </table:table-cell>
          <table:covered-table-cell/>
          <table:table-cell table:formula="of:=[.D36]+[.F36]" office:value-type="float" office:value="90000" calcext:value-type="float">
            <text:p>90,000</text:p>
          </table:table-cell>
          <table:table-cell table:formula="of:=[.D34]-[.D35]" office:value-type="float" office:value="0" calcext:value-type="float" table:number-columns-spanned="2" table:number-rows-spanned="1">
            <text:p>0</text:p>
          </table:table-cell>
          <table:covered-table-cell/>
          <table:table-cell table:formula="of:=[.F34]-[.F35]" office:value-type="float" office:value="90000" calcext:value-type="float" table:number-columns-spanned="2" table:number-rows-spanned="1">
            <text:p>90,000</text:p>
          </table:table-cell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Општи фиксни трошоци</text:p>
          </table:table-cell>
          <table:covered-table-cell/>
          <table:table-cell table:formula="of:=[.D37]+[.F37]" office:value-type="float" office:value="0" calcext:value-type="float">
            <text:p>0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3">
          <table:table-cell table:style-name="ce18" office:value-type="string" calcext:value-type="string" table:number-columns-spanned="2" table:number-rows-spanned="1">
            <text:p>Нето оперативна добивка</text:p>
          </table:table-cell>
          <table:covered-table-cell/>
          <table:table-cell table:formula="of:=[.D38]+[.F38]" office:value-type="float" office:value="0" calcext:value-type="float">
            <text:p>0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19" office:value-type="string" calcext:value-type="string" table:number-columns-spanned="7" table:number-rows-spanned="2">
            <text:p>Доколку се укине сегментот семејно право компанијата нема да се подобри финансиски.</text:p>
          </table:table-cell>
          <table:covered-table-cell table:number-columns-repeated="6" table:style-name="Default"/>
        </table:table-row>
        <table:table-row table:style-name="ro1">
          <table:covered-table-cell table:number-columns-repeated="7" table:style-name="Default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20" office:value-type="string" calcext:value-type="string" table:number-columns-spanned="7" table:number-rows-spanned="8">
            <text:p>Агенцијата за маркетинг на адвокатска канцеларија им понудиле кампања за помош на приходите на сегментот за семејно право. Кампањата ќе чини 20.000 ден а агенцијата за маркетинг тврди дека со неа приходите од семејно право ќе се зголемат за 100.000 ден. Главниот менаџер смета дека ова зголемување на приходите може да се постигне и без никакво зголенување на фиксните трошоци. Каков ефект оваа кампања на маржата на сегментот за семејно право врз целокупната нето оперативна добивка на компанијата.</text:p>
          </table:table-cell>
          <table:covered-table-cell table:number-columns-repeated="6" table:style-name="Default"/>
        </table:table-row>
        <table:table-row table:style-name="ro1">
          <table:covered-table-cell table:number-columns-repeated="7" table:style-name="Default"/>
        </table:table-row>
        <table:table-row table:style-name="ro1">
          <table:covered-table-cell table:number-columns-repeated="7" table:style-name="Default"/>
        </table:table-row>
        <table:table-row table:style-name="ro1">
          <table:covered-table-cell table:number-columns-repeated="7" table:style-name="Default"/>
        </table:table-row>
        <table:table-row table:style-name="ro1">
          <table:covered-table-cell table:number-columns-repeated="7" table:style-name="Default"/>
        </table:table-row>
        <table:table-row table:style-name="ro1">
          <table:covered-table-cell table:number-columns-repeated="7" table:style-name="Default"/>
        </table:table-row>
        <table:table-row table:style-name="ro1">
          <table:covered-table-cell table:number-columns-repeated="7" table:style-name="Default"/>
        </table:table-row>
        <table:table-row table:style-name="ro1">
          <table:covered-table-cell table:number-columns-repeated="7" table:style-name="Default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5" office:value-type="string" calcext:value-type="string" table:number-columns-spanned="2" table:number-rows-spanned="1">
            <text:p>Ставка</text:p>
          </table:table-cell>
          <table:covered-table-cell table:style-name="ce10"/>
          <table:table-cell table:style-name="ce23" office:value-type="string" calcext:value-type="string">
            <text:p>Вкупно</text:p>
          </table:table-cell>
          <table:table-cell table:style-name="ce5" office:value-type="string" calcext:value-type="string" table:number-columns-spanned="2" table:number-rows-spanned="1">
            <text:p>Семејно право</text:p>
          </table:table-cell>
          <table:covered-table-cell table:style-name="ce10"/>
          <table:table-cell table:style-name="ce5" office:value-type="string" calcext:value-type="string" table:number-columns-spanned="2" table:number-rows-spanned="1">
            <text:p>Деловно право</text:p>
          </table:table-cell>
          <table:covered-table-cell table:style-name="ce10"/>
        </table:table-row>
        <table:table-row table:style-name="ro1">
          <table:table-cell office:value-type="string" calcext:value-type="string" table:number-columns-spanned="2" table:number-rows-spanned="1">
            <text:p>Приходи од клиенти</text:p>
          </table:table-cell>
          <table:covered-table-cell/>
          <table:table-cell table:formula="of:=[.D53]+[.F53]" office:value-type="float" office:value="1100000" calcext:value-type="float">
            <text:p>1,100,000</text:p>
          </table:table-cell>
          <table:table-cell office:value-type="float" office:value="500000" calcext:value-type="float" table:number-columns-spanned="2" table:number-rows-spanned="1">
            <text:p>500,000</text:p>
          </table:table-cell>
          <table:covered-table-cell/>
          <table:table-cell office:value-type="float" office:value="600000" calcext:value-type="float" table:number-columns-spanned="2" table:number-rows-spanned="1">
            <text:p>600,000</text:p>
          </table:table-cell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Варијабилни трошоци</text:p>
          </table:table-cell>
          <table:covered-table-cell/>
          <table:table-cell table:formula="of:=[.D54]+[.F54]" office:value-type="float" office:value="220000" calcext:value-type="float">
            <text:p>220,000</text:p>
          </table:table-cell>
          <table:table-cell office:value-type="float" office:value="100000" calcext:value-type="float" table:number-columns-spanned="2" table:number-rows-spanned="1">
            <text:p>100,000</text:p>
          </table:table-cell>
          <table:covered-table-cell/>
          <table:table-cell office:value-type="float" office:value="120000" calcext:value-type="float" table:number-columns-spanned="2" table:number-rows-spanned="1">
            <text:p>120,000</text:p>
          </table:table-cell>
          <table:covered-table-cell/>
        </table:table-row>
        <table:table-row table:style-name="ro4">
          <table:table-cell table:style-name="ce18" office:value-type="string" calcext:value-type="string" table:number-columns-spanned="2" table:number-rows-spanned="1">
            <text:p>Остаток од реализација</text:p>
          </table:table-cell>
          <table:covered-table-cell/>
          <table:table-cell table:formula="of:=[.D55]+[.F55]" office:value-type="float" office:value="880000" calcext:value-type="float">
            <text:p>880,000</text:p>
          </table:table-cell>
          <table:table-cell table:formula="of:=[.D53]-[.D54]" office:value-type="float" office:value="400000" calcext:value-type="float" table:number-columns-spanned="2" table:number-rows-spanned="1">
            <text:p>400,000</text:p>
          </table:table-cell>
          <table:covered-table-cell/>
          <table:table-cell table:formula="of:=[.F53]-[.F54]" office:value-type="float" office:value="480000" calcext:value-type="float" table:number-columns-spanned="2" table:number-rows-spanned="1">
            <text:p>480,000</text:p>
          </table:table-cell>
          <table:covered-table-cell/>
        </table:table-row>
        <table:table-row table:style-name="ro5">
          <table:table-cell table:style-name="ce18" office:value-type="string" calcext:value-type="string" table:number-columns-spanned="2" table:number-rows-spanned="1">
            <text:p>Фиксни трошоци кои можат да се одредат за кој сегмент се однесуваат</text:p>
          </table:table-cell>
          <table:covered-table-cell/>
          <table:table-cell table:formula="of:=[.D56]+[.F56]" office:value-type="float" office:value="690000" calcext:value-type="float">
            <text:p>690,000</text:p>
          </table:table-cell>
          <table:table-cell office:value-type="float" office:value="300000" calcext:value-type="float" table:number-columns-spanned="2" table:number-rows-spanned="1">
            <text:p>300,000</text:p>
          </table:table-cell>
          <table:covered-table-cell/>
          <table:table-cell office:value-type="float" office:value="390000" calcext:value-type="float" table:number-columns-spanned="2" table:number-rows-spanned="1">
            <text:p>390,000</text:p>
          </table:table-cell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Маржа на сегментот</text:p>
          </table:table-cell>
          <table:covered-table-cell/>
          <table:table-cell table:formula="of:=[.D57]+[.F57]" office:value-type="float" office:value="190000" calcext:value-type="float">
            <text:p>190,000</text:p>
          </table:table-cell>
          <table:table-cell table:formula="of:=[.D55]-[.D56]" office:value-type="float" office:value="100000" calcext:value-type="float" table:number-columns-spanned="2" table:number-rows-spanned="1">
            <text:p>100,000</text:p>
          </table:table-cell>
          <table:covered-table-cell/>
          <table:table-cell table:formula="of:=[.F55]-[.F56]" office:value-type="float" office:value="90000" calcext:value-type="float" table:number-columns-spanned="2" table:number-rows-spanned="1">
            <text:p>90,000</text:p>
          </table:table-cell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Општи фиксни трошоци</text:p>
          </table:table-cell>
          <table:covered-table-cell/>
          <table:table-cell table:formula="of:=[.D58]+[.F58]" office:value-type="float" office:value="60000" calcext:value-type="float">
            <text:p>60,000</text:p>
          </table:table-cell>
          <table:table-cell office:value-type="float" office:value="24000" calcext:value-type="float" table:number-columns-spanned="2" table:number-rows-spanned="1">
            <text:p>24,000</text:p>
          </table:table-cell>
          <table:covered-table-cell/>
          <table:table-cell office:value-type="float" office:value="36000" calcext:value-type="float" table:number-columns-spanned="2" table:number-rows-spanned="1">
            <text:p>36,000</text:p>
          </table:table-cell>
          <table:covered-table-cell/>
        </table:table-row>
        <table:table-row table:style-name="ro3">
          <table:table-cell table:style-name="ce18" office:value-type="string" calcext:value-type="string" table:number-columns-spanned="2" table:number-rows-spanned="1">
            <text:p>Нето оперативна добивка</text:p>
          </table:table-cell>
          <table:covered-table-cell/>
          <table:table-cell table:formula="of:=[.D59]+[.F59]" office:value-type="float" office:value="130000" calcext:value-type="float">
            <text:p>130,000</text:p>
          </table:table-cell>
          <table:table-cell table:formula="of:=[.D57]-[.D58]" office:value-type="float" office:value="76000" calcext:value-type="float" table:number-columns-spanned="2" table:number-rows-spanned="1">
            <text:p>76,000</text:p>
          </table:table-cell>
          <table:covered-table-cell/>
          <table:table-cell table:formula="of:=[.F57]-[.F58]" office:value-type="float" office:value="54000" calcext:value-type="float" table:number-columns-spanned="2" table:number-rows-spanned="1">
            <text:p>54,000</text:p>
          </table:table-cell>
          <table:covered-table-cell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21" office:value-type="string" calcext:value-type="string" table:number-columns-spanned="7" table:number-rows-spanned="3">
            <text:p>Ова кампања на маржата на сегментот за семејно право ќе има позитивен ефект врз целокупната нето оперативна добивка на компанијата.</text:p>
          </table:table-cell>
          <table:covered-table-cell table:number-columns-repeated="6" table:style-name="Default"/>
        </table:table-row>
        <table:table-row table:style-name="ro1">
          <table:covered-table-cell table:number-columns-repeated="7" table:style-name="Default"/>
        </table:table-row>
        <table:table-row table:style-name="ro1">
          <table:covered-table-cell table:number-columns-repeated="7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/>
    </number:number-style>
    <number:number-style style:name="N121" number:title="User-defined">
      <style:text-properties fo:color="#ff0000"/>
      <number:text>-</number:text>
      <number:number number:decimal-places="0" loext:min-decimal-places="0" number:min-integer-digits="1"/>
      <style:map style:condition="value()&gt;=0" style:apply-style-name="N121P0"/>
    </number:number-style>
    <number:number-style style:name="N122" number:title="User-defined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 number:grouping="true"/>
    </number:number-style>
    <number:number-style style:name="N124" number:title="User-defined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3">00/00/0000</text:date>, <text:time style:data-style-name="N2" text:time-value="06:27:10.3588577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1T07:23:16.488700545</meta:creation-date>
    <dc:date>2023-05-23T03:35:31.465892831</dc:date>
    <meta:editing-duration>PT13M2S</meta:editing-duration>
    <meta:editing-cycles>5</meta:editing-cycles>
    <meta:generator>LibreOffice/6.4.7.2$Linux_X86_64 LibreOffice_project/40$Build-2</meta:generator>
    <meta:document-statistic meta:table-count="3" meta:cell-count="193" meta:object-count="0"/>
  </office:meta>
</office:document-meta>
</file>